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RST SEAL (6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IRST SEAL (6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nnouncer (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ction (6: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ction (6:2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John sees a white horse (6:2a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s rider goes out to conquer with a bow in his hand and a crown on his head (6:2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FIRST SEAL (6:1-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nnouncer (6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ction (6:2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REVELATION 6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FIRST SEAL (6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SECOND SEAL (6:3-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SECOND SEAL (6:3-4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announcer (6:3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action (6: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action (6:4)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John sees a red horse (6:4a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Its rider is given power to take peace from the earth (6:4b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SECOND SEAL (6:3-4)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announcer (6: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action (6:4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REVELATION 6</text:span><text:span text:style-name="a547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THE FIRST SEAL (6:1-2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THE SECOND SEAL (6:3-4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THIRD SEAL (6:5-6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THE THIRD SEAL (6:5-6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announcer (6:5a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action (6:5b-6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action (6:5b-6)<text:s text:c="1"/></text:span><text:span text:style-name="a580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John sees a black horse (6:5b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Its rider is holding a pair of scales, indicating a great famine is at hand (6:5c-6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THE THIRD SEAL (6:5-6)<text:s text:c="1"/></text:span><text:span text:style-name="a595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announcer (6:5a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action (6:5b-6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REVELATION 6</text:span><text:span text:style-name="a610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THE FIRST SEAL (6:1-2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SECOND SEAL (6:3-4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THIRD SEAL (6:5-6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THE FOURTH SEAL (6:7-8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THE FOURTH SEAL (6:7-8)<text:s text:c="1"/></text:span><text:span text:style-name="a631" text:class-names=""/></text:p>
          </draw:text-box>
          <svg:title/>
          <svg:desc/>
        </draw:frame>
        <draw:frame draw:id="id110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announcer (6: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action (6: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5" draw:style-name="a644" draw:master-page-name="Master1-Layout12-tx-Title-and-Text" presentation:presentation-page-layout-name="Master1-PPL12" draw:id="Slide-270">
        <draw:frame draw:id="id111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The action (6:8)<text:s text:c="1"/></text:span><text:span text:style-name="a646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John sees a pale green horse (6:8a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Its rider is death and hell (6:8b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Millions will now die by the sword, famine, plagues, and by wild beasts (6:8c).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6" draw:style-name="a662" draw:master-page-name="Master1-Layout12-tx-Title-and-Text" presentation:presentation-page-layout-name="Master1-PPL12" draw:id="Slide-271">
        <draw:frame draw:id="id113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THE FOURTH SEAL (6:7-8)<text:s text:c="1"/></text:span><text:span text:style-name="a664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announcer (6:7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action (6:8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REVELATION 6</text:span><text:span text:style-name="a679" text:class-names=""/></text:p>
          </draw:text-box>
          <svg:title/>
          <svg:desc/>
        </draw:frame>
        <draw:frame draw:id="id116" presentation:style-name="a700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THE FIRST SEAL (6:1-2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THE SECOND SEAL (6:3-4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THE THIRD SEAL (6:5-6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THE FOURTH SEAL (6:7-8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THE FIFTH SEAL (6:9-11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8" draw:style-name="a701" draw:master-page-name="Master1-Layout12-tx-Title-and-Text" presentation:presentation-page-layout-name="Master1-PPL12" draw:id="Slide-273">
        <draw:frame draw:id="id117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THE FIFTH SEAL (6:9-11)<text:s text:c="1"/></text:span><text:span text:style-name="a703" text:class-names=""/></text:p>
          </draw:text-box>
          <svg:title/>
          <svg:desc/>
        </draw:frame>
        <draw:frame draw:id="id118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What John sees (6:9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What John hears (6:10-11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9" draw:style-name="a716" draw:master-page-name="Master1-Layout12-tx-Title-and-Text" presentation:presentation-page-layout-name="Master1-PPL12" draw:id="Slide-274">
        <draw:frame draw:id="id119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What John hears (6:10-11)<text:s text:c="1"/></text:span><text:span text:style-name="a718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The request of the martyrs (6:10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The reply of the Messiah (6:1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0" draw:style-name="a731" draw:master-page-name="Master1-Layout12-tx-Title-and-Text" presentation:presentation-page-layout-name="Master1-PPL12" draw:id="Slide-275">
        <draw:frame draw:id="id121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THE FIFTH SEAL (6:9-11)<text:s text:c="1"/></text:span><text:span text:style-name="a733" text:class-names=""/></text:p>
          </draw:text-box>
          <svg:title/>
          <svg:desc/>
        </draw:frame>
        <draw:frame draw:id="id122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What John sees (6:9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What John hears (6:10-11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1" draw:style-name="a746" draw:master-page-name="Master1-Layout12-tx-Title-and-Text" presentation:presentation-page-layout-name="Master1-PPL12" draw:id="Slide-276">
        <draw:frame draw:id="id123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REVELATION 6</text:span><text:span text:style-name="a748" text:class-names=""/></text:p>
          </draw:text-box>
          <svg:title/>
          <svg:desc/>
        </draw:frame>
        <draw:frame draw:id="id124" presentation:style-name="a772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THE FIRST SEAL (6:1-2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THE SECOND SEAL (6:3-4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THE THIRD SEAL (6:5-6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FOURTH SEAL (6:7-8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FIFTH SEAL (6:9-11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SIXTH SEAL (6:12-17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2" draw:style-name="a773" draw:master-page-name="Master1-Layout12-tx-Title-and-Text" presentation:presentation-page-layout-name="Master1-PPL12" draw:id="Slide-277">
        <draw:frame draw:id="id125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THE SIXTH SEAL (6:12-17)<text:s text:c="1"/></text:span><text:span text:style-name="a775" text:class-names=""/></text:p>
          </draw:text-box>
          <svg:title/>
          <svg:desc/>
        </draw:frame>
        <draw:frame draw:id="id126" presentation:style-name="a787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What John feels (6:12a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What John sees (6:12b-14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3" draw:style-name="a788" draw:master-page-name="Master1-Layout12-tx-Title-and-Text" presentation:presentation-page-layout-name="Master1-PPL12" draw:id="Slide-278">
        <draw:frame draw:id="id127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<text:s text:c="1"/>What John sees (6:12b-14)<text:s text:c="1"/></text:span><text:span text:style-name="a790" text:class-names=""/></text:p>
          </draw:text-box>
          <svg:title/>
          <svg:desc/>
        </draw:frame>
        <draw:frame draw:id="id128" presentation:style-name="a808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<text:s text:c="1"/>The sun turns black, and the moon turns blood red (6:12b)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 stars fall (6:13).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The sky rolls up like a scroll (6:14a).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Every mountain and island is removed from its place (6:14b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4" draw:style-name="a809" draw:master-page-name="Master1-Layout12-tx-Title-and-Text" presentation:presentation-page-layout-name="Master1-PPL12" draw:id="Slide-279">
        <draw:frame draw:id="id129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THE SIXTH SEAL (6:12-17)<text:s text:c="1"/></text:span><text:span text:style-name="a811" text:class-names=""/></text:p>
          </draw:text-box>
          <svg:title/>
          <svg:desc/>
        </draw:frame>
        <draw:frame draw:id="id130" presentation:style-name="a826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What John feels (6:12a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What John sees (6:12b-14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What John hears (6:15-17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5" draw:style-name="a827" draw:master-page-name="Master1-Layout12-tx-Title-and-Text" presentation:presentation-page-layout-name="Master1-PPL12" draw:id="Slide-280">
        <draw:frame draw:id="id131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<text:s text:c="1"/>What John hears (6:15-17)<text:s text:c="1"/></text:span><text:span text:style-name="a829" text:class-names=""/></text:p>
          </draw:text-box>
          <svg:title/>
          <svg:desc/>
        </draw:frame>
        <draw:frame draw:id="id132" presentation:style-name="a844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place (6:1 5b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persons (6:1 5a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e prayer (6:16-17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6" draw:style-name="a845" draw:master-page-name="Master1-Layout12-tx-Title-and-Text" presentation:presentation-page-layout-name="Master1-PPL12" draw:id="Slide-281">
        <draw:frame draw:id="id133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THE SIXTH SEAL (6:12-17)<text:s text:c="1"/></text:span><text:span text:style-name="a847" text:class-names=""/></text:p>
          </draw:text-box>
          <svg:title/>
          <svg:desc/>
        </draw:frame>
        <draw:frame draw:id="id134" presentation:style-name="a862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What John feels (6:12a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What John sees (6:12b-14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What John hears (6:15-17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27" draw:style-name="a863" draw:master-page-name="Master1-Layout12-tx-Title-and-Text" presentation:presentation-page-layout-name="Master1-PPL12" draw:id="Slide-282">
        <draw:frame draw:id="id135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REVELATION 6</text:span><text:span text:style-name="a865" text:class-names=""/></text:p>
          </draw:text-box>
          <svg:title/>
          <svg:desc/>
        </draw:frame>
        <draw:frame draw:id="id136" presentation:style-name="a889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THE FIRST SEAL (6:1-2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THE SECOND SEAL (6:3-4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THE THIRD SEAL (6:5-6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THE FOURTH SEAL (6:7-8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FIFTH SEAL (6:9-11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HE SIXTH SEAL (6:12-17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6</dc:title>
    <meta:initial-creator>David STRICKLAND</meta:initial-creator>
    <dc:creator>David STRICKLAND</dc:creator>
    <meta:creation-date>2020-02-22T17:40:26Z</meta:creation-date>
    <dc:date>2020-02-22T17:40:27Z</dc:date>
    <meta:template xlink:href="BibleStudy" xlink:type="simple"/>
    <meta:editing-cycles>1</meta:editing-cycles>
    <meta:editing-duration>PT0S</meta:editing-duration>
    <meta:document-statistic meta:paragraph-count="100" meta:word-count="687"/>
  </office:meta>
</office:document-meta>
</file>